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9302" officeooo:paragraph-rsid="001b9302"/>
    </style:style>
    <style:style style:name="P2" style:family="paragraph" style:parent-style-name="Standard">
      <style:paragraph-properties fo:text-align="start" style:justify-single-word="false"/>
      <style:text-properties officeooo:rsid="001b9302" officeooo:paragraph-rsid="001c0e71"/>
    </style:style>
    <style:style style:name="P3" style:family="paragraph" style:parent-style-name="Standard">
      <style:paragraph-properties fo:text-align="start" style:justify-single-word="false"/>
      <style:text-properties officeooo:rsid="001d4edb" officeooo:paragraph-rsid="001d4edb"/>
    </style:style>
    <style:style style:name="P4" style:family="paragraph" style:parent-style-name="Standard">
      <style:paragraph-properties fo:text-align="start" style:justify-single-word="false"/>
      <style:text-properties officeooo:rsid="001df751" officeooo:paragraph-rsid="001df751"/>
    </style:style>
    <style:style style:name="T1" style:family="text">
      <style:text-properties officeooo:rsid="001c0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ěr</text:p>
      <text:p text:style-name="P1"/>
      <text:p text:style-name="P2">Podařilo se nám <text:span text:style-name="T1">napsat program splňující všechny body požadované v zadání. Dle našeho úsudku je program technicky funkční, relativně přehledný a prošel kontrolou PDM, i přesto ovšem by bylo možné jej zlepšit jak z hlediska efektivity, tak z hlediska přehlednosti, či programové struktury. </text:span></text:p>
      <text:p text:style-name="P2"/>
      <text:p text:style-name="P2"><text:span text:style-name="T1">Mnohé části programu byly nakonec napsány jinak, než bylo původně zamýšleno – psaní kódu ve spolupráci více programátorů shledáváme náročné na organizaci a ukazuje se, že v takovém případě jsou pro plánování typické návrhové vzory podstatně výhodnější nežli při programování pouze jediného programátora. </text:span></text:p>
      <text:p text:style-name="P2"><text:span text:style-name="T1">Chce-li vůdce týmu programátorů, aby tým dodržel jeho návrh, musí jej vytvořit dostatečně přesně a zajistit, aby se tohoto návrhu jeho tým držel. Ovšem oproti předpokladu se také ukazuje, že při spolupráci malého množství programátorů, kteří si spolu rozumí, je možné projekt koordinovat pouhou domluvou a výsledku dosáhnout kompromisem.</text:span></text:p>
      <text:p text:style-name="P2"/>
      <text:p text:style-name="P3">Spolupráce více programátorů navíc pozitivně ovlivňuje motivaci programátorů, kteří tak nejsou zodpovědní jen za sebe, ale zároveň za spolupracující kolegy a navíc mají možnost se o problému společně poradit a vidět jej tak z více úhlů. I přes negativní vliv na koordinaci a přehlednost projektu si proto tedy myslíme, že programovat ve skupině je jednodušší než programovat sám.</text:p>
      <text:p text:style-name="P3"/>
      <text:p text:style-name="P4">Co se týče našich osobních zkušeností – kolega Teřl byl poučen o programování grafického uživatelského rozhraní v jazyce Java a kolega Zábran získal zkušenosti s řízením spolupráce více programátorů. Oba si pak prakticky vyzkoušeli strukturu komprimované trie a vyhledávání v ní s využitím Levensteinovy vzdálenosti. Oba jsme si tento projekt užili a rádi spolu budeme spolupracovat v budoucnosti na nějakém dalším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08:18.689000000</meta:creation-date>
    <dc:date>2016-11-23T21:04:14.568000000</dc:date>
    <meta:editing-duration>PT25M42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6" meta:word-count="254" meta:character-count="1738" meta:non-whitespace-character-count="1486"/>
  </office:meta>
</office:document-meta>
</file>